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2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25" style:family="graphic" style:parent-style-name="standard">
      <style:graphic-properties draw:stroke="none" draw:fill="none" fo:min-height="0.788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27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8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29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31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text-align="center"/>
      <style:text-properties fo:background-color="#ffffff"/>
    </style:style>
    <style:style style:name="P38" style:family="paragraph">
      <style:paragraph-properties fo:text-align="center"/>
      <style:text-properties fo:font-size="12pt" fo:background-color="#ffffff" style:font-size-asian="12pt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3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4" style:family="paragraph">
      <style:paragraph-properties fo:text-align="center"/>
      <style:text-properties fo:font-size="13pt" style:font-size-asian="13pt" style:font-size-complex="13pt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102" draw:id="id102" draw:layer="layout" svg:width="2.528cm" svg:height="1.164cm" svg:x="5.172cm" svg:y="4.9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8.889cm" svg:y="11.618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12.154cm" svg:y="18.561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6.109cm" svg:y="16.628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14.682cm" svg:y1="19.143cm" svg:x2="24.664cm" svg:y2="15.7cm" draw:start-shape="id87" draw:start-glue-point="1" draw:end-shape="id88" draw:end-glue-point="2" svg:d="M14682 19143l9982-3443" svg:viewBox="0 0 9983 3444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10.856cm" svg:y="1.578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7.972cm" svg:y="2.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23.151cm" svg:y="5.685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7.972cm" svg:y1="2.8cm" svg:x2="13.567cm" svg:y2="2.178cm" draw:start-shape="id91" draw:start-glue-point="3" draw:end-shape="id92" draw:end-glue-point="1" svg:d="M17972 2800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8.889cm" svg:y1="12.2cm" svg:x2="12.211cm" svg:y2="2.778cm" draw:start-shape="id93" draw:start-glue-point="3" draw:end-shape="id92" draw:end-glue-point="2" svg:d="M18889 12200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8.637cm" svg:y1="17.21cm" svg:x2="21.046cm" svg:y2="15.055cm" draw:start-shape="id94" draw:start-glue-point="1" draw:end-shape="id95" draw:end-glue-point="2" svg:d="M8637 17210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20.153cm" svg:y1="12.782cm" svg:x2="21.046cm" svg:y2="15.055cm" draw:start-shape="id93" draw:start-glue-point="2" draw:end-shape="id95" draw:end-glue-point="2" svg:d="M20153 12782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21.046cm" svg:y1="15.055cm" svg:x2="23.4cm" svg:y2="15cm" draw:end-shape="id88" draw:end-glue-point="3" svg:d="M21046 15055l2354-55" svg:viewBox="0 0 2355 56">
          <text:p text:style-name="P3"><text:span text:style-name="T15">-2.2</text:span></text:p>
        </draw:connector>
        <draw:connector draw:style-name="gr107" draw:text-style-name="P28" draw:layer="layout" draw:type="line" svg:x1="21.904cm" svg:y1="18.777cm" svg:x2="24.664cm" svg:y2="15.7cm" draw:start-shape="id96" draw:start-glue-point="0" draw:end-shape="id88" draw:end-glue-point="2" svg:d="M21904 18777l2760-3077" svg:viewBox="0 0 2761 3078">
          <text:p text:style-name="P3"><text:span text:style-name="T24">1.7</text:span></text:p>
        </draw:connector>
        <draw:connector draw:style-name="gr108" draw:text-style-name="P36" draw:layer="layout" draw:type="line" svg:x1="8.637cm" svg:y1="17.21cm" svg:x2="20.772cm" svg:y2="10.418cm" draw:start-shape="id94" draw:start-glue-point="1" draw:end-shape="id97" draw:end-glue-point="3" svg:d="M8637 17210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12.154cm" svg:y1="19.143cm" svg:x2="10.727cm" svg:y2="13.997cm" draw:start-shape="id87" draw:start-glue-point="3" draw:end-shape="id98" draw:end-glue-point="2" svg:d="M12154 19143l-1427-5146" svg:viewBox="0 0 1428 5147">
          <text:p text:style-name="P3"><text:span text:style-name="T24">-1.1</text:span></text:p>
        </draw:connector>
        <draw:connector draw:style-name="gr107" draw:text-style-name="P28" draw:layer="layout" draw:type="line" svg:x1="7.373cm" svg:y1="16.628cm" svg:x2="10.727cm" svg:y2="13.997cm" draw:start-shape="id94" draw:start-glue-point="0" draw:end-shape="id98" draw:end-glue-point="2" svg:d="M7373 16628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21.904cm" svg:y1="18.777cm" svg:x2="12.206cm" svg:y2="7.091cm" draw:start-shape="id96" draw:start-glue-point="0" draw:end-shape="id99" draw:end-glue-point="2" svg:d="M21904 18777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11.6cm" svg:y1="9cm" svg:x2="23.151cm" svg:y2="6.285cm" draw:start-shape="id100" draw:start-glue-point="1" draw:end-shape="id101" draw:end-glue-point="3" svg:d="M11600 9000l11551-2715" svg:viewBox="0 0 11552 2716">
          <text:p text:style-name="P37">2.1</text:p>
        </draw:connector>
        <draw:connector draw:style-name="gr110" draw:text-style-name="P28" draw:layer="layout" draw:type="line" svg:x1="13.47cm" svg:y1="6.509cm" svg:x2="23.151cm" svg:y2="6.285cm" draw:start-shape="id99" draw:start-glue-point="1" draw:end-shape="id101" draw:end-glue-point="3" svg:d="M13470 6509l9681-224" svg:viewBox="0 0 9682 225">
          <text:p text:style-name="P38">-1.8</text:p>
        </draw:connector>
        <draw:connector draw:style-name="gr1" draw:text-style-name="P12" draw:layer="layout" draw:type="line" svg:x1="21.976cm" svg:y1="15.314cm" svg:x2="21.976cm" svg:y2="15.314cm" svg:d="M21976 15314z" svg:viewBox="0 0 1 1">
          <text:p/>
        </draw:connector>
        <draw:custom-shape draw:style-name="gr111" draw:text-style-name="P40" xml:id="id97" draw:id="id97" draw:layer="layout" svg:width="2.528cm" svg:height="1.164cm" svg:x="20.772cm" svg:y="9.836cm">
          <text:p text:style-name="P39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4.664cm" svg:y1="14.3cm" svg:x2="24.415cm" svg:y2="6.885cm" draw:start-shape="id88" draw:start-glue-point="0" draw:end-shape="id101" draw:end-glue-point="2" svg:d="M24664 14300l-249-7415" svg:viewBox="0 0 250 7416">
          <text:p text:style-name="P37">-2.4</text:p>
        </draw:connector>
        <draw:connector draw:style-name="gr113" draw:text-style-name="P36" draw:layer="layout" draw:type="line" svg:x1="22.036cm" svg:y1="9.836cm" svg:x2="24.415cm" svg:y2="6.885cm" draw:start-shape="id97" draw:start-glue-point="0" draw:end-shape="id101" draw:end-glue-point="2" svg:d="M22036 9836l2379-2951" svg:viewBox="0 0 2380 2952">
          <text:p text:style-name="P37">3.7</text:p>
        </draw:connector>
        <draw:connector draw:style-name="gr76" draw:text-style-name="P36" draw:layer="layout" draw:type="line" svg:x1="18.889cm" svg:y1="12.2cm" svg:x2="11.6cm" svg:y2="9cm" draw:start-shape="id93" draw:start-glue-point="3" draw:end-shape="id100" draw:end-glue-point="1" svg:d="M18889 12200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20.64cm" svg:y1="19.359cm" svg:x2="10.336cm" svg:y2="9.6cm" draw:start-shape="id96" draw:start-glue-point="3" draw:end-shape="id100" draw:end-glue-point="2" svg:d="M20640 19359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6.436cm" svg:y1="6.1cm" svg:x2="9.072cm" svg:y2="9cm" draw:start-shape="id102" draw:start-glue-point="2" draw:end-shape="id100" draw:end-glue-point="3" svg:d="M6436 6100l2636 2900" svg:viewBox="0 0 2637 2901">
          <text:p text:style-name="P3"><text:span text:style-name="T15">5.4</text:span></text:p>
        </draw:connector>
        <draw:connector draw:style-name="gr75" draw:text-style-name="P36" xml:id="id98" draw:id="id98" draw:layer="layout" draw:type="line" svg:x1="10.727cm" svg:y1="13.997cm" svg:x2="10.336cm" svg:y2="9.6cm" draw:end-shape="id100" draw:end-glue-point="2" svg:d="M10727 13997l-391-4397" svg:viewBox="0 0 392 4398">
          <text:p text:style-name="P3"><text:span text:style-name="T26">2.4</text:span></text:p>
        </draw:connector>
        <draw:connector draw:style-name="gr107" draw:text-style-name="P41" draw:layer="layout" draw:type="line" svg:x1="15.1cm" svg:y1="16.7cm" svg:x2="10.336cm" svg:y2="9.6cm" draw:end-shape="id100" draw:end-glue-point="2" svg:d="M15100 16700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9.072cm" svg:y="8.4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10.942cm" svg:y="5.927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7.373cm" svg:y1="16.628cm" svg:x2="19.236cm" svg:y2="3.4cm" draw:start-shape="id94" draw:start-glue-point="0" draw:end-shape="id91" draw:end-glue-point="2" svg:d="M7373 16628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23.4cm" svg:y="14.3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20.64cm" svg:y="18.77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41" draw:layer="layout" draw:type="line" svg:x1="10.336cm" svg:y1="8.4cm" svg:x2="12.206cm" svg:y2="7.091cm" draw:start-shape="id100" draw:start-glue-point="0" draw:end-shape="id99" draw:end-glue-point="2" svg:d="M10336 8400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20.64cm" svg:y1="19.359cm" svg:x2="16.5cm" svg:y2="17.25cm" draw:start-shape="id96" draw:start-glue-point="3" svg:d="M20640 19359l-4140-2109" svg:viewBox="0 0 4141 2110">
          <text:p text:style-name="P3"><text:span text:style-name="T15">7.0</text:span></text:p>
        </draw:connector>
        <draw:connector draw:style-name="gr110" draw:text-style-name="P42" draw:layer="layout" draw:type="line" svg:x1="12.206cm" svg:y1="5.927cm" svg:x2="12.211cm" svg:y2="2.778cm" draw:start-shape="id99" draw:start-glue-point="0" draw:end-shape="id92" draw:end-glue-point="2" svg:d="M12206 5927l5-3149" svg:viewBox="0 0 6 3150">
          <text:p text:style-name="P3"><text:span text:style-name="T28">0.5</text:span></text:p>
        </draw:connector>
        <draw:connector draw:style-name="gr116" draw:text-style-name="P12" draw:layer="layout" draw:type="line" svg:x1="13.47cm" svg:y1="6.509cm" svg:x2="17.972cm" svg:y2="2.8cm" draw:start-shape="id99" draw:start-glue-point="1" draw:end-shape="id91" draw:end-glue-point="3" svg:d="M13470 6509l4502-3709" svg:viewBox="0 0 4503 3710">
          <text:p/>
        </draw:connector>
        <draw:custom-shape draw:style-name="gr117" draw:text-style-name="P40" draw:layer="layout" svg:width="2.8cm" svg:height="1.1cm" svg:x="13.7cm" svg:y="16.7cm">
          <text:p text:style-name="P39"><text:span text:style-name="T25">Flower </text:span></text:p>
          <text:p text:style-name="P39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41" draw:layer="layout" draw:type="line" svg:x1="22.036cm" svg:y1="9.836cm" svg:x2="19.236cm" svg:y2="3.4cm" draw:start-shape="id97" draw:start-glue-point="0" draw:end-shape="id91" draw:end-glue-point="2" svg:d="M22036 9836l-2800-6436" svg:viewBox="0 0 2801 6437">
          <text:p text:style-name="P3"><text:span text:style-name="T27">-0.6</text:span></text:p>
        </draw:connector>
        <draw:connector draw:style-name="gr118" draw:text-style-name="P42" draw:layer="layout" draw:type="line" svg:x1="22.036cm" svg:y1="9.836cm" svg:x2="13.567cm" svg:y2="2.178cm" draw:start-shape="id97" draw:start-glue-point="0" draw:end-shape="id92" svg:d="M22036 9836l-8469-7658" svg:viewBox="0 0 8470 7659">
          <text:p text:style-name="P3"><text:span text:style-name="T28">1.5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3" draw:id="id103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9" draw:text-style-name="P35" xml:id="id105" draw:id="id105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9" draw:text-style-name="P35" xml:id="id106" draw:id="id106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7" draw:id="id107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3" draw:start-glue-point="1" draw:end-shape="id104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5" draw:start-glue-point="1" draw:end-shape="id104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6" draw:start-glue-point="1" draw:end-shape="id104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7" draw:start-glue-point="1" draw:end-shape="id104" draw:end-glue-point="8" svg:d="M5349 11692l3502-5718" svg:viewBox="0 0 3503 5719">
          <text:p/>
        </draw:connector>
        <draw:custom-shape draw:style-name="gr94" draw:text-style-name="P35" xml:id="id108" draw:id="id108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8" draw:start-glue-point="1" draw:end-shape="id104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3" draw:start-glue-point="1" draw:end-shape="id109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5" draw:start-glue-point="1" draw:end-shape="id109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6" draw:start-glue-point="1" draw:end-shape="id109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7" draw:start-glue-point="1" draw:end-shape="id109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8" draw:start-glue-point="1" draw:end-shape="id109" draw:end-glue-point="4" svg:d="M5329 12992l3622 1682" svg:viewBox="0 0 3623 1683">
          <text:p/>
        </draw:connector>
        <draw:custom-shape draw:style-name="gr120" draw:text-style-name="P43" xml:id="id104" draw:id="id104" draw:layer="layout" svg:width="3.3cm" svg:height="1.6cm" svg:x="7.201cm" svg:y="4.374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3" xml:id="id109" draw:id="id109" draw:layer="layout" svg:width="3.3cm" svg:height="1.6cm" svg:x="7.301cm" svg:y="14.674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1" draw:id="id111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10" draw:id="id110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9" draw:end-shape="id110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4" draw:start-glue-point="4" draw:end-shape="id111" draw:end-glue-point="2" svg:d="M8851 4374l-14-1236" svg:viewBox="0 0 15 1237">
          <text:p/>
        </draw:connector>
        <draw:custom-shape draw:style-name="gr120" draw:text-style-name="P43" xml:id="id112" draw:id="id112" draw:layer="layout" svg:width="3.3cm" svg:height="1.6cm" svg:x="11.401cm" svg:y="9.574cm">
          <text:p text:style-name="P3"><text:span text:style-name="T29">Pollination</text:span></text:p>
          <text:p text:style-name="P3"><text:span text:style-name="T29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4" draw:start-glue-point="9" draw:end-shape="id112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9" draw:start-glue-point="11" draw:end-shape="id112" draw:end-glue-point="7" svg:d="M10118 14908l1766-3968" svg:viewBox="0 0 1767 3969">
          <text:p/>
        </draw:connector>
        <draw:custom-shape draw:style-name="gr121" draw:text-style-name="P35" xml:id="id113" draw:id="id113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2" draw:start-glue-point="4" draw:end-shape="id113" draw:end-glue-point="2" svg:d="M13051 9574l-36-3000" svg:viewBox="0 0 37 3001">
          <text:p/>
        </draw:connector>
        <draw:custom-shape draw:style-name="gr120" draw:text-style-name="P43" xml:id="id114" draw:id="id114" draw:layer="layout" svg:width="3.3cm" svg:height="1.6cm" svg:x="16.001cm" svg:y="3.974cm">
          <text:p text:style-name="P3"><text:span text:style-name="T29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3" xml:id="id115" draw:id="id115" draw:layer="layout" svg:width="3.3cm" svg:height="1.6cm" svg:x="16.001cm" svg:y="7.974cm">
          <text:p text:style-name="P3"><text:span text:style-name="T29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3" xml:id="id116" draw:id="id116" draw:layer="layout" svg:width="3.3cm" svg:height="1.6cm" svg:x="16.001cm" svg:y="11.374cm">
          <text:p text:style-name="P3"><text:span text:style-name="T29">Flower </text:span></text:p>
          <text:p text:style-name="P3"><text:span text:style-name="T29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8" draw:id="id118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17" draw:id="id117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xml:id="id119" draw:id="id119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xml:id="id120" draw:id="id120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21" draw:id="id121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2" draw:start-glue-point="11" draw:end-shape="id114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2" draw:start-glue-point="10" draw:end-shape="id115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2" draw:start-glue-point="9" draw:end-shape="id116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7" draw:start-glue-point="1" draw:end-shape="id118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4" draw:start-glue-point="10" draw:end-shape="id119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5" draw:start-glue-point="10" draw:end-shape="id120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6" draw:start-glue-point="10" draw:end-shape="id121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9" draw:start-glue-point="2" draw:end-shape="id120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8" draw:start-glue-point="1" draw:end-shape="id119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8" draw:start-glue-point="1" draw:end-shape="id120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8" draw:start-glue-point="0" draw:end-shape="id121" draw:end-glue-point="2" svg:d="M22765 17510v-2068h-14v-2068" svg:viewBox="0 0 15 4137">
          <text:p/>
        </draw:connector>
        <draw:custom-shape draw:style-name="gr124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25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3" draw:start-glue-point="1" draw:end-shape="id117" svg:d="M5349 7752l10952 10322" svg:viewBox="0 0 10953 10323">
          <text:p/>
        </draw:connector>
        <draw:custom-shape draw:style-name="gr126" draw:text-style-name="P35" xml:id="id122" draw:id="id122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8" draw:start-glue-point="0" draw:end-shape="id122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2" draw:start-glue-point="3" draw:end-shape="id104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2" draw:start-glue-point="3" draw:end-shape="id109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onnector draw:style-name="gr127" draw:text-style-name="P36" draw:layer="layout" draw:type="line" svg:x1="4cm" svg:y1="12.081cm" svg:x2="19.672cm" svg:y2="4.2cm" draw:start-shape="id123" draw:start-glue-point="1" draw:end-shape="id124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25" draw:id="id125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9" draw:text-style-name="P35" xml:id="id127" draw:id="id127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9" draw:text-style-name="P35" xml:id="id123" draw:id="id123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25" draw:start-glue-point="0" draw:end-shape="id126" draw:end-glue-point="10" svg:d="M22564 18000l-8664-6300" svg:viewBox="0 0 8665 6301">
          <text:p text:style-name="P37">-2.5</text:p>
        </draw:connector>
        <draw:connector draw:style-name="gr75" draw:text-style-name="P36" draw:layer="layout" draw:type="line" svg:x1="4.029cm" svg:y1="7.295cm" svg:x2="10.6cm" svg:y2="11.7cm" draw:start-shape="id127" draw:start-glue-point="1" draw:end-shape="id126" draw:end-glue-point="6" svg:d="M4029 7295l6571 4405" svg:viewBox="0 0 6572 4406">
          <text:p text:style-name="P3"><text:span text:style-name="T15">3.9</text:span></text:p>
        </draw:connector>
        <draw:connector draw:style-name="gr127" draw:text-style-name="P36" draw:layer="layout" draw:type="line" svg:x1="4cm" svg:y1="12.081cm" svg:x2="11.083cm" svg:y2="12.266cm" draw:start-shape="id123" draw:start-glue-point="1" draw:end-shape="id126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30" draw:id="id130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25" draw:start-glue-point="3" draw:end-shape="id128" draw:end-glue-point="2" svg:d="M21300 18582l-6883-846" svg:viewBox="0 0 6884 847">
          <text:p text:style-name="P37"><text:span text:style-name="T15">-4.4</text:span></text:p>
        </draw:connector>
        <draw:connector draw:style-name="gr127" draw:text-style-name="P36" draw:layer="layout" draw:type="line" svg:x1="4cm" svg:y1="12.081cm" svg:x2="6.5cm" svg:y2="16.4cm" draw:start-shape="id123" draw:start-glue-point="1" draw:end-shape="id129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41" draw:layer="layout" draw:type="line" svg:x1="15.636cm" svg:y1="19.4cm" svg:x2="14.417cm" svg:y2="17.736cm" draw:start-shape="id130" draw:start-glue-point="0" draw:end-shape="id128" draw:end-glue-point="2" svg:d="M15636 19400l-1219-1664" svg:viewBox="0 0 1220 1665">
          <text:p text:style-name="P44"><text:span text:style-name="T27">0.1</text:span></text:p>
        </draw:connector>
        <draw:connector draw:style-name="gr128" draw:text-style-name="P41" draw:layer="layout" draw:type="line" svg:x1="12.25cm" svg:y1="10.9cm" svg:x2="11.05cm" svg:y2="5.6cm" draw:start-shape="id126" draw:start-glue-point="4" draw:end-shape="id131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35" draw:id="id135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4" draw:id="id134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41" draw:layer="layout" draw:type="line" svg:x1="12.217cm" svg:y1="4.234cm" svg:x2="14.778cm" svg:y2="2.606cm" draw:start-shape="id131" draw:start-glue-point="11" draw:end-shape="id132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31" draw:start-glue-point="10" draw:end-shape="id124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31" draw:start-glue-point="10" draw:end-shape="id133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34" draw:start-glue-point="3" draw:end-shape="id135" draw:end-glue-point="1" svg:d="M23924 11400l-4044 201" svg:viewBox="0 0 4045 202">
          <text:p text:style-name="P3"><text:span text:style-name="T15">-13.2</text:span></text:p>
        </draw:connector>
        <draw:frame draw:style-name="gr125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25" draw:start-glue-point="0" draw:end-shape="id134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36" draw:start-glue-point="3" draw:end-shape="id129" draw:end-glue-point="10" svg:d="M13600 15800l-3800 600" svg:viewBox="0 0 3801 601">
          <text:p text:style-name="P3"><text:span text:style-name="T15">3.6</text:span></text:p>
        </draw:connector>
        <draw:connector draw:style-name="gr129" draw:text-style-name="P36" draw:layer="layout" draw:type="line" svg:x1="22.564cm" svg:y1="18cm" svg:x2="18.616cm" svg:y2="12.183cm" draw:start-shape="id125" draw:start-glue-point="0" draw:end-shape="id135" draw:end-glue-point="2" svg:d="M22564 18000l-3948-5817" svg:viewBox="0 0 3949 5818">
          <text:p text:style-name="P3"><text:span text:style-name="T15">5.4</text:span></text:p>
        </draw:connector>
        <draw:connector draw:style-name="gr127" draw:text-style-name="P36" draw:layer="layout" draw:type="line" svg:x1="4cm" svg:y1="12.081cm" svg:x2="15cm" svg:y2="15.2cm" draw:start-shape="id123" draw:start-glue-point="1" draw:end-shape="id136" draw:end-glue-point="0" svg:d="M4000 12081l11000 3119" svg:viewBox="0 0 11001 3120">
          <text:p text:style-name="P37"><text:span text:style-name="T15">-2.1</text:span></text:p>
        </draw:connector>
        <draw:custom-shape draw:style-name="gr94" draw:text-style-name="P35" xml:id="id137" draw:id="id137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37" draw:start-glue-point="1" draw:end-shape="id136" draw:end-glue-point="0" svg:d="M5028 3182l9972 12018" svg:viewBox="0 0 9973 12019">
          <text:p text:style-name="P37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25" draw:start-glue-point="3" draw:end-shape="id136" draw:end-glue-point="1" svg:d="M21300 18582l-4900-2782" svg:viewBox="0 0 4901 2783">
          <text:p text:style-name="P37"><text:span text:style-name="T15">8.7</text:span></text:p>
        </draw:connector>
        <draw:connector draw:style-name="gr75" draw:text-style-name="P36" xml:id="id128" draw:id="id128" draw:layer="layout" draw:type="line" svg:x1="14.417cm" svg:y1="17.736cm" svg:x2="9.317cm" svg:y2="16.966cm" draw:end-shape="id129" draw:end-glue-point="9" svg:d="M14417 17736l-5100-770" svg:viewBox="0 0 5101 771">
          <text:p text:style-name="P3"><text:span text:style-name="T15">2.2</text:span></text:p>
        </draw:connector>
        <draw:connector draw:style-name="gr127" draw:text-style-name="P36" draw:layer="layout" draw:type="line" svg:x1="4cm" svg:y1="12.081cm" svg:x2="9.4cm" svg:y2="4.8cm" draw:start-shape="id123" draw:start-glue-point="1" draw:end-shape="id131" draw:end-glue-point="6" svg:d="M4000 12081l5400-7281" svg:viewBox="0 0 5401 7282">
          <text:p text:style-name="P3"><text:span text:style-name="T15">-4.5</text:span></text:p>
        </draw:connector>
        <draw:connector draw:style-name="gr129" draw:text-style-name="P36" draw:layer="layout" draw:type="line" svg:x1="21.3cm" svg:y1="18.582cm" svg:x2="12.217cm" svg:y2="5.366cm" draw:start-shape="id125" draw:start-glue-point="3" draw:end-shape="id131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35" draw:start-glue-point="0" draw:end-shape="id133" draw:end-glue-point="2" svg:d="M18616 11019l4820-3419" svg:viewBox="0 0 4821 3420">
          <text:p text:style-name="P37"><text:span text:style-name="T15">19.9</text:span></text:p>
        </draw:connector>
        <draw:custom-shape draw:style-name="gr130" draw:text-style-name="P40" xml:id="id136" draw:id="id136" draw:layer="layout" svg:width="2.8cm" svg:height="1.2cm" svg:x="13.6cm" svg:y="15.2cm">
          <text:p text:style-name="P39"><text:span text:style-name="T25">Flower </text:span></text:p>
          <text:p text:style-name="P39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27" draw:text-style-name="P36" draw:layer="layout" draw:type="line" svg:x1="4cm" svg:y1="12.081cm" svg:x2="22.172cm" svg:y2="7cm" draw:start-shape="id123" draw:start-glue-point="1" draw:end-shape="id133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25" draw:start-glue-point="0" draw:end-shape="id133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27" draw:start-glue-point="1" draw:end-shape="id133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35" draw:start-glue-point="0" draw:end-shape="id124" draw:end-glue-point="2" svg:d="M18616 11019l2320-6219" svg:viewBox="0 0 2321 6220">
          <text:p text:style-name="P3"><text:span text:style-name="T15">5.6</text:span></text:p>
        </draw:connector>
        <draw:connector draw:style-name="gr131" draw:text-style-name="P36" draw:layer="layout" draw:type="line" svg:x1="18.616cm" svg:y1="11.019cm" svg:x2="14.778cm" svg:y2="2.606cm" draw:start-shape="id135" draw:start-glue-point="0" draw:end-shape="id132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37" draw:start-glue-point="1" draw:end-shape="id132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34" draw:start-glue-point="3" draw:end-shape="id132" draw:end-glue-point="2" svg:d="M23924 11400l-9146-8794" svg:viewBox="0 0 9147 8795">
          <text:p text:style-name="P3"><text:span text:style-name="T15">2.9</text:span></text:p>
        </draw:connector>
        <draw:custom-shape draw:style-name="gr132" draw:text-style-name="P45" xml:id="id131" draw:id="id131" draw:layer="layout" svg:width="3.3cm" svg:height="1.6cm" svg:x="9.4cm" svg:y="4cm">
          <text:p text:style-name="P39"><text:span text:style-name="T30">Pollination</text:span></text:p>
          <text:p text:style-name="P39"><text:span text:style-name="T30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3" xml:id="id129" draw:id="id129" draw:layer="layout" svg:width="3.3cm" svg:height="1.6cm" svg:x="6.5cm" svg:y="15.6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3" xml:id="id126" draw:id="id126" draw:layer="layout" svg:width="3.3cm" svg:height="1.6cm" svg:x="10.6cm" svg:y="10.9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36" draw:layer="layout" draw:type="line" svg:x1="8.15cm" svg:y1="15.6cm" svg:x2="11.05cm" svg:y2="5.6cm" draw:start-shape="id129" draw:start-glue-point="4" draw:end-shape="id131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33" draw:id="id133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38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38" draw:end-glue-point="2" svg:d="M18616 11019l4820-3419" svg:viewBox="0 0 4821 3420">
          <text:p text:style-name="P37"><text:span text:style-name="T15">19.9</text:span></text:p>
        </draw:connector>
        <draw:connector draw:style-name="gr127" draw:text-style-name="P36" draw:layer="layout" draw:type="line" svg:x1="4cm" svg:y1="12.081cm" svg:x2="22.172cm" svg:y2="7cm" draw:end-shape="id138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38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38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38" draw:start-glue-point="0" draw:end-shape="id124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8" draw:id="id138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4" draw:id="id124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27" draw:text-style-name="P36" draw:layer="layout" draw:type="line" svg:x1="4cm" svg:y1="12.081cm" svg:x2="19.672cm" svg:y2="4.2cm" draw:end-shape="id139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39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39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39" draw:start-glue-point="3" draw:end-shape="id132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39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9" draw:id="id139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32" draw:id="id132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27" draw:start-glue-point="1" draw:end-shape="id129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40" draw:id="id140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0" draw:start-glue-point="0" svg:d="M22564 18000l-8664-6300" svg:viewBox="0 0 8665 6301">
          <text:p text:style-name="P37">-2.5</text:p>
        </draw:connector>
        <draw:connector draw:style-name="gr75" draw:text-style-name="P36" draw:layer="layout" draw:type="line" svg:x1="21.3cm" svg:y1="18.582cm" svg:x2="14.417cm" svg:y2="17.736cm" draw:start-shape="id140" draw:start-glue-point="3" svg:d="M21300 18582l-6883-846" svg:viewBox="0 0 6884 847">
          <text:p text:style-name="P37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40" draw:start-glue-point="0" svg:d="M22564 18000l2624-5900" svg:viewBox="0 0 2625 5901">
          <text:p text:style-name="P3"><text:span text:style-name="T15">5.2</text:span></text:p>
        </draw:connector>
        <draw:connector draw:style-name="gr129" draw:text-style-name="P36" draw:layer="layout" draw:type="line" svg:x1="22.564cm" svg:y1="18cm" svg:x2="18.616cm" svg:y2="12.183cm" draw:start-shape="id140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40" draw:start-glue-point="3" svg:d="M21300 18582l-4900-2782" svg:viewBox="0 0 4901 2783">
          <text:p text:style-name="P37"><text:span text:style-name="T15">8.7</text:span></text:p>
        </draw:connector>
        <draw:connector draw:style-name="gr129" draw:text-style-name="P36" draw:layer="layout" draw:type="line" svg:x1="21.3cm" svg:y1="18.582cm" svg:x2="12.217cm" svg:y2="5.366cm" draw:start-shape="id140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40" draw:start-glue-point="0" svg:d="M22564 18000l872-10400" svg:viewBox="0 0 873 10401">
          <text:p text:style-name="P3"><text:span text:style-name="T15">-5.3</text:span></text:p>
        </draw:connector>
        <presentation:notes draw:style-name="dp3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19T17:57:43.143000000</dc:date>
    <dc:creator>Samuel Robinson</dc:creator>
    <meta:editing-duration>P2DT1H42M46S</meta:editing-duration>
    <meta:editing-cycles>53</meta:editing-cycles>
    <meta:generator>LibreOffice/6.1.1.2$Windows_X86_64 LibreOffice_project/5d19a1bfa650b796764388cd8b33a5af1f5baa1b</meta:generator>
    <meta:document-statistic meta:object-count="507"/>
  </office:meta>
</office:document-meta>
</file>